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3_13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3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A. Hart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Y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I return the Enclosed as requested with/ many thanks. <text:s/>A Hart/</text:p>
      <text:p text:style-name="P2">A. Hart Esq<text:span text:style-name="T2">re</text:span><text:span text:style-name="T3">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9T13:35:48.10</meta:creation-date>
    <meta:document-statistic meta:table-count="0" meta:image-count="0" meta:object-count="0" meta:page-count="2" meta:paragraph-count="62" meta:word-count="167" meta:character-count="1280"/>
    <dc:date>2012-01-19T13:38:46.87</dc:date>
    <dc:creator>Penn Libraries</dc:creator>
    <meta:editing-duration>PT00H02M58S</meta:editing-duration>
    <meta:editing-cycles>1</meta:editing-cycles>
    <meta:generator>OpenOffice.org/3.2$Win32 OpenOffice.org_project/320m12$Build-9483</meta:generator>
  </office:meta>
</office:document-meta>
</file>